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font-name="Lucida Grande1" fo:font-size="9.75pt" fo:letter-spacing="normal" fo:font-style="normal" fo:font-weight="bold" fo:background-color="#990011" loext:padding="0in" loext:border="none"/>
    </style:style>
    <style:style style:name="P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666666" style:font-name="Lucida Grande1" fo:font-size="18pt" fo:letter-spacing="normal" fo:font-style="normal" fo:font-weight="bold" fo:background-color="transparent"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Lucida Grande1" fo:font-size="9.75pt" fo:letter-spacing="normal" fo:font-style="normal" fo:font-weight="normal" fo:background-color="#f9fcfe" loext:padding="0in" loext: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paragraph-properties fo:margin-left="0in" fo:margin-right="0in" fo:orphans="2" fo:widows="2" fo:text-indent="0in" style:auto-text-indent="false"/>
      <style:text-properties fo:font-variant="normal" fo:text-transform="none" fo:color="#444444" style:font-name="Lucida Grande1" fo:font-size="9.75pt" fo:letter-spacing="normal" fo:font-style="normal" fo:font-weight="normal" fo:background-color="transparent" loext:padding="0in" loext:border="none"/>
    </style:style>
    <style:style style:name="P7" style:family="paragraph" style:parent-style-name="Heading_20_4">
      <style:text-properties fo:font-variant="normal" fo:text-transform="none" fo:color="#444444" style:font-name="Lucida Grande" fo:font-size="15pt" fo:letter-spacing="normal" fo:font-style="normal" fo:font-weight="bold"/>
    </style:style>
    <style:style style:name="T1" style:family="text">
      <style:text-properties fo:font-variant="normal" fo:text-transform="none" fo:color="#444444" style:font-name="Lucida Grande1" fo:font-size="9.75pt" fo:letter-spacing="normal" fo:font-style="normal" fo:font-weight="normal" fo:background-color="#f9fcfe" loext:char-shading-value="0" loext:padding="0in" loext:border="none"/>
    </style:style>
    <style:style style:name="T2" style:family="text">
      <style:text-properties fo:font-variant="normal" fo:text-transform="none" fo:color="#336699" style:font-name="Lucida Grande1" fo:font-size="9.75pt" fo:letter-spacing="normal" fo:font-style="normal" fo:font-weight="normal" fo:background-color="transparent" loext:char-shading-value="0" loext:padding="0in" loext: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 Lab 8 - Speak Like a Document</text:h>
      <text:p text:style-name="P1">April</text:p>
      <text:p text:style-name="P2">12</text:p>
      <text:p text:style-name="P6">Wednesday, April 12 at 11:59pm </text:p>
      <text:p text:style-name="P3">Machine learning has become increasingly popular in Computer Science.  A training set is used to set up the probability of an event occurring given a set of inputs.  In this lab you will train a map on the words from a document and then produce text that has the same distribution of words as the original document.</text:p>
      <text:p text:style-name="P3">In order to complete this lab, you will need to become familiar with maps.  Maps are like arrays or vectors except that they can be indexed by any data type.  So you can index into a Map using a string or almost anything else.</text:p>
      <text:p text:style-name="P3">If you are reading english text, the context of words in a phrase can be represented by a deque.  If you use this as the key to a Map, then you can create a vector of words that follow that phrases.  </text:p>
      <text:p text:style-name="P3">Once you have trained this map from a deque to a vector of next words, you can generate text that sounds like the document by choosing a random key from the Map, then follow that key to a random next word.  Then look up the deque containing generated words to find the next word in your generated text.</text:p>
      <text:p text:style-name="P3">We will show you how to do this in class and will pass off the lab during class, so make sure you attend.</text:p>
      <text:p text:style-name="P5"><text:span text:style-name="T1">We will work through this </text:span><text:a xlink:type="simple" xlink:href="http://github.com/BYUCS235/speak/blob/master/README.md" text:style-name="Internet_20_link" text:visited-style-name="Visited_20_Internet_20_Link"><text:span text:style-name="T2">tutorial</text:span></text:a><text:span text:style-name="T1"> to get the lab working and will use the following rubric to grade the lab:</text:span></text:p>
      <text:list xml:id="list8691688948684784747" text:style-name="L1">
        <text:list-item>
          <text:p text:style-name="P4">10 points - You read the document into a vector of strings.</text:p>
        </text:list-item>
        <text:list-item>
          <text:p text:style-name="P4">10 points - You create a map from a string to a string</text:p>
        </text:list-item>
        <text:list-item>
          <text:p text:style-name="P4">10 points - You generate text from this map</text:p>
        </text:list-item>
        <text:list-item>
          <text:p text:style-name="P4">10 points - You generate text from a map of strings to a vector of strings</text:p>
        </text:list-item>
        <text:list-item>
          <text:p text:style-name="P4">10 points - You generate text from a deque of strings to a vector of strings</text:p>
        </text:list-item>
        <text:list-item>
          <text:p text:style-name="P4">30 points - You find a creative way to modify your code to create more plausible text</text:p>
        </text:list-item>
        <text:list-item>
          <text:p text:style-name="P4">20 points - You explore different texts and observe where the learning algorithm is effective and ineffective.</text:p>
        </text:list-item>
      </text:list>
      <text:p text:style-name="P3">Submit your code in a zip file through learningsui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Lucida Sans', Helvetica, Arial, sans-serif"/>
    <style:font-face style:name="Lucida Grande1"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5:28:40.767164631</meta:creation-date>
    <dc:date>2017-04-20T15:28:56.384211676</dc:date>
    <meta:editing-duration>PT15S</meta:editing-duration>
    <meta:editing-cycles>1</meta:editing-cycles>
    <meta:document-statistic meta:table-count="0" meta:image-count="0" meta:object-count="0" meta:page-count="1" meta:paragraph-count="18" meta:word-count="375" meta:character-count="1887" meta:non-whitespace-character-count="1528"/>
    <meta:generator>LibreOffice/5.1.6.2$Linux_X86_64 LibreOffice_project/10m0$Build-2</meta:generator>
  </office:meta>
</office:document-meta>
</file>